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font-size-asian="14pt" style:font-name-complex="Liberation Serif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Liberation Serif" fo:font-size="14pt" style:font-size-asian="14pt" style:font-name-complex="Liberation Serif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Liberation Serif" fo:font-size="18pt" fo:font-weight="bold" style:font-size-asian="18pt" style:font-weight-asian="bold" style:font-name-complex="Nazli" style:font-size-complex="18pt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rl-tb"/>
      <style:text-properties style:font-name="Nazli" fo:font-size="14pt" officeooo:rsid="0009daa9" officeooo:paragraph-rsid="0009daa9" style:font-size-asian="14pt" style:font-name-complex="Nazli" style:font-size-complex="14pt"/>
    </style:style>
    <style:style style:name="P5" style:family="paragraph" style:parent-style-name="Standard">
      <style:paragraph-properties fo:line-height="100%" fo:text-align="justify" style:justify-single-word="false" style:writing-mode="rl-tb"/>
      <style:text-properties style:font-name="Nazli" fo:font-size="14pt" fo:font-weight="bold" officeooo:rsid="0009daa9" officeooo:paragraph-rsid="0009daa9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rl-tb"/>
      <style:text-properties style:font-name="Nazli" fo:font-size="14pt" fo:font-style="normal" style:text-underline-style="none" fo:font-weight="bold" officeooo:rsid="0009daa9" officeooo:paragraph-rsid="0009daa9" fo:background-color="#81d41a" style:font-size-asian="14pt" style:font-style-asian="normal" style:font-weight-asian="bold" style:font-name-complex="Nazli" style:font-size-complex="14pt" style:font-style-complex="normal" style:font-weight-complex="bold"/>
    </style:style>
    <style:style style:name="P7" style:family="paragraph" style:parent-style-name="Standard">
      <style:paragraph-properties fo:line-height="100%" fo:text-align="start" style:justify-single-word="false" style:writing-mode="lr-tb"/>
      <style:text-properties officeooo:paragraph-rsid="0019042a"/>
    </style:style>
    <style:style style:name="P8" style:family="paragraph" style:parent-style-name="Standard">
      <style:paragraph-properties fo:line-height="100%" fo:text-align="start" style:justify-single-word="false" style:writing-mode="lr-tb"/>
      <style:text-properties style:font-name="Nazli" fo:font-size="14pt" fo:font-style="normal" style:text-underline-style="none" fo:font-weight="normal" officeooo:rsid="000cd919" officeooo:paragraph-rsid="000cd919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9" style:family="paragraph" style:parent-style-name="Standard">
      <style:paragraph-properties fo:margin-left="0.4925in" fo:margin-right="0in" fo:line-height="100%" fo:text-align="justify" style:justify-single-word="false" fo:text-indent="0in" style:auto-text-indent="false" style:writing-mode="rl-tb"/>
      <style:text-properties style:font-name="Nazli" fo:font-size="14pt" fo:font-style="normal" style:text-underline-style="none" fo:font-weight="bold" officeooo:rsid="000a53c0" officeooo:paragraph-rsid="000a53c0" fo:background-color="transparent" style:font-size-asian="14pt" style:font-style-asian="normal" style:font-weight-asian="bold" style:font-name-complex="Nazli" style:font-size-complex="14pt" style:font-style-complex="normal" style:font-weight-complex="bold"/>
    </style:style>
    <style:style style:name="P10" style:family="paragraph" style:parent-style-name="Standard" style:list-style-name="L1">
      <style:paragraph-properties fo:line-height="100%" fo:text-align="justify" style:justify-single-word="false" style:writing-mode="rl-tb"/>
      <style:text-properties officeooo:paragraph-rsid="001459ad"/>
    </style:style>
    <style:style style:name="P11" style:family="paragraph" style:parent-style-name="Standard" style:list-style-name="L1">
      <style:paragraph-properties fo:line-height="100%" fo:text-align="end" style:justify-single-word="false" style:writing-mode="rl-tb"/>
      <style:text-properties officeooo:paragraph-rsid="000a53c0"/>
    </style:style>
    <style:style style:name="P12" style:family="paragraph" style:parent-style-name="Standard" style:list-style-name="L1">
      <style:paragraph-properties fo:line-height="100%" fo:text-align="end" style:justify-single-word="false" style:writing-mode="rl-tb"/>
      <style:text-properties officeooo:paragraph-rsid="000b6a33"/>
    </style:style>
    <style:style style:name="P13" style:family="paragraph" style:parent-style-name="Standard" style:list-style-name="L1">
      <style:paragraph-properties fo:line-height="100%" fo:text-align="end" style:justify-single-word="false" style:writing-mode="rl-tb"/>
      <style:text-properties fo:font-weight="bold" officeooo:rsid="000a53c0" officeooo:paragraph-rsid="000a53c0" style:font-weight-asian="bold" style:font-weight-complex="bold"/>
    </style:style>
    <style:style style:name="P14" style:family="paragraph" style:parent-style-name="Standard" style:list-style-name="L1">
      <style:paragraph-properties fo:line-height="100%" fo:text-align="end" style:justify-single-word="false" style:writing-mode="rl-tb"/>
      <style:text-properties fo:font-weight="bold" officeooo:rsid="000cd919" officeooo:paragraph-rsid="000cd919" style:font-weight-asian="bold" style:font-name-complex="Nazli" style:font-weight-complex="bold"/>
    </style:style>
    <style:style style:name="P15" style:family="paragraph" style:parent-style-name="Standard" style:list-style-name="L1">
      <style:paragraph-properties fo:line-height="100%" fo:text-align="end" style:justify-single-word="false" style:writing-mode="rl-tb"/>
      <style:text-properties style:font-name="Nazli" fo:font-size="14pt" fo:font-style="normal" style:text-underline-style="none" fo:font-weight="bold" officeooo:rsid="000cd919" officeooo:paragraph-rsid="000cd919" fo:background-color="transparent" style:font-size-asian="14pt" style:font-style-asian="normal" style:font-weight-asian="bold" style:font-name-complex="Nazli" style:font-size-complex="14pt" style:font-style-complex="normal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aa9"/>
    </style:style>
    <style:style style:name="T3" style:family="text">
      <style:text-properties style:font-name-complex="Nazli"/>
    </style:style>
    <style:style style:name="T4" style:family="text">
      <style:text-properties style:text-underline-style="solid" style:text-underline-width="auto" style:text-underline-color="font-color" style:font-name-complex="Nazli"/>
    </style:style>
    <style:style style:name="T5" style:family="text">
      <style:text-properties style:font-name="Nazli" fo:font-size="14pt" fo:font-style="normal" style:text-underline-style="none" fo:font-weight="bold" officeooo:rsid="000a53c0" fo:background-color="transparent" loext:char-shading-value="0" style:font-size-asian="14pt" style:font-style-asian="normal" style:font-weight-asian="bold" style:font-name-complex="Nazli" style:font-size-complex="14pt" style:font-style-complex="normal" style:font-weight-complex="bold"/>
    </style:style>
    <style:style style:name="T6" style:family="text">
      <style:text-properties style:font-name="Nazli" fo:font-size="14pt" fo:font-style="normal" style:text-underline-style="none" fo:font-weight="bold" officeooo:rsid="000b6a33" fo:background-color="transparent" loext:char-shading-value="0" style:font-size-asian="14pt" style:font-style-asian="normal" style:font-weight-asian="bold" style:font-name-complex="Nazli" style:font-size-complex="14pt" style:font-style-complex="normal" style:font-weight-complex="bold"/>
    </style:style>
    <style:style style:name="T7" style:family="text">
      <style:text-properties style:font-name="Nazli" fo:font-size="14pt" fo:font-style="normal" style:text-underline-style="none" fo:font-weight="bold" officeooo:rsid="001d4386" fo:background-color="transparent" loext:char-shading-value="0" style:font-size-asian="14pt" style:font-style-asian="normal" style:font-weight-asian="bold" style:font-name-complex="Nazli" style:font-size-complex="14pt" style:font-style-complex="normal" style:font-weight-complex="bold"/>
    </style:style>
    <style:style style:name="T8" style:family="text">
      <style:text-properties style:font-name="Nazli" fo:font-size="14pt" fo:font-style="normal" style:text-underline-style="none" fo:font-weight="normal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9" style:family="text">
      <style:text-properties style:font-name="Nazli" fo:font-size="14pt" fo:font-style="normal" style:text-underline-style="none" fo:font-weight="normal" officeooo:rsid="000a53c0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0" style:family="text">
      <style:text-properties style:font-name="Nazli" fo:font-size="14pt" fo:font-style="normal" style:text-underline-style="none" fo:font-weight="normal" officeooo:rsid="000cd919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1" style:family="text">
      <style:text-properties style:font-name="Nazli" fo:font-size="14pt" fo:font-style="normal" style:text-underline-style="none" fo:font-weight="normal" officeooo:rsid="000e7de5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2" style:family="text">
      <style:text-properties style:font-name="Nazli" fo:font-size="14pt" fo:font-style="normal" style:text-underline-style="none" fo:font-weight="normal" officeooo:rsid="00126adf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3" style:family="text">
      <style:text-properties style:font-name="Nazli" fo:font-size="14pt" fo:font-style="normal" style:text-underline-style="none" fo:font-weight="normal" officeooo:rsid="001459ad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4" style:family="text">
      <style:text-properties style:font-name="Nazli" fo:font-size="14pt" fo:font-style="normal" style:text-underline-style="none" fo:font-weight="normal" officeooo:rsid="00157ae4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5" style:family="text">
      <style:text-properties style:font-name="Nazli" fo:font-size="14pt" fo:font-style="normal" style:text-underline-style="none" fo:font-weight="normal" officeooo:rsid="0016a090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6" style:family="text">
      <style:text-properties style:font-name="Nazli" fo:font-size="14pt" fo:font-style="normal" style:text-underline-style="none" fo:font-weight="normal" officeooo:rsid="000b6a33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7" style:family="text">
      <style:text-properties style:font-name="Nazli" fo:font-size="14pt" fo:font-style="normal" style:text-underline-style="none" fo:font-weight="normal" officeooo:rsid="00182099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8" style:family="text">
      <style:text-properties style:font-name="Nazli" fo:font-size="14pt" fo:font-style="normal" style:text-underline-style="none" fo:font-weight="normal" officeooo:rsid="0019042a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19" style:family="text">
      <style:text-properties style:font-name="Nazli" fo:font-size="14pt" fo:font-style="normal" style:text-underline-style="none" fo:font-weight="normal" officeooo:rsid="0019042a" fo:background-color="transparent" loext:char-shading-value="0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0" style:family="text">
      <style:text-properties style:font-name="Nazli" fo:font-size="14pt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Nazli" fo:font-size="14pt" fo:font-style="normal" style:text-underline-style="none" fo:background-color="transparent" loext:char-shading-value="0" style:font-size-asian="14pt" style:font-style-asian="normal" style:font-name-complex="Nazli" style:font-size-complex="14pt" style:font-style-complex="normal"/>
    </style:style>
    <style:style style:name="T22" style:family="text">
      <style:text-properties style:font-name="Nazli" fo:font-size="14pt" fo:font-style="normal" style:text-underline-style="none" officeooo:rsid="000e7de5" fo:background-color="transparent" loext:char-shading-value="0" style:font-size-asian="14pt" style:font-style-asian="normal" style:font-name-complex="Nazli" style:font-size-complex="14pt" style:font-style-complex="normal"/>
    </style:style>
    <style:style style:name="T23" style:family="text">
      <style:text-properties style:font-name="Nazli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24" style:family="text">
      <style:text-properties style:font-name="Liberation Serif" fo:font-size="14pt" fo:font-style="normal" style:text-underline-style="none" fo:font-weight="normal" officeooo:rsid="001459ad" fo:background-color="transparent" loext:char-shading-value="0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5" style:family="text">
      <style:text-properties style:font-name="Liberation Serif" fo:font-size="14pt" fo:font-style="normal" style:text-underline-style="none" fo:font-weight="normal" officeooo:rsid="001459ad" fo:background-color="transparent" loext:char-shading-value="0" style:font-size-asian="14pt" style:font-style-asian="normal" style:font-weight-asian="normal" style:font-name-complex="Nazli" style:font-size-complex="14pt" style:font-style-complex="normal" style:font-weight-complex="normal"/>
    </style:style>
    <style:style style:name="T26" style:family="text">
      <style:text-properties style:font-name="Liberation Serif" fo:font-size="14pt" fo:font-style="normal" style:text-underline-style="none" fo:font-weight="bold" officeooo:rsid="001d4386" fo:background-color="transparent" loext:char-shading-value="0" style:font-size-asian="14pt" style:font-style-asian="normal" style:font-weight-asian="bold" style:font-name-complex="Nazli" style:font-size-complex="14pt" style:font-style-complex="normal" style:font-weight-complex="bold"/>
    </style:style>
    <style:style style:name="T27" style:family="text">
      <style:text-properties officeooo:rsid="0016a09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تمرین تحویلی :<text:tab/><text:tab/><text:tab/> <text:tab/><text:tab/><text:tab/> <text:s text:c="11"/><text:span text:style-name="T2">مریم سعیدمهر- ۹۶۲۹۳۷۳</text:span></text:p>
      <text:p text:style-name="P2"><draw:line text:anchor-type="paragraph" draw:z-index="1" draw:name="Shape1" draw:style-name="gr1" draw:text-style-name="P16" svg:x1="6.9362in" svg:y1="0.0681in" svg:x2="-0.0319in" svg:y2="0.0681in"><text:p/></draw:line></text:p>
      <text:p text:style-name="P1">The <text:span text:style-name="T1">Set-Partition Problem</text:span> takes as input a set S of numbers. The question is whether the numbers can be partitioned into two sets A and Ā = S – A such that<draw:frame draw:style-name="fr1" draw:name="Object1" text:anchor-type="as-char" svg:y="-0.1701in" svg:width="0.8874in" svg:height="0.33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4">اگر قرار باشد برای مسئله set-partition یک الگوریتم جست و جوی محلی مبتنی بر جواب واحد طراحی شود ، نمایش (representation) و تابع هدف به چه صورتی می‌تواند باشد ؟ از چه تعریف همسایگی می‌توان بهره برد ؟ برای نمونه‌ی نظیر( <text:s/>خود که در سامانه آپلود شده است ) یک نقطه آغازین دلخواه ، مقدار تابع هدف به ازای آن ، تعداد همسایه‌ها و مقدار تابع هدف به ازای حداقل سه تا از آن‌ها را بنویسید.</text:p>
      <text:p text:style-name="P4"/>
      <text:p text:style-name="P5"><text:span text:style-name="T3">*</text:span><text:span text:style-name="T4"> نمونه</text:span><text:span text:style-name="T3"> :</text:span> {16,19,21,22,45,48,54,62,64,65,69,90,91} <text:span text:style-name="T27">= I</text:span></text:p>
      <text:p text:style-name="P5"/>
      <text:p text:style-name="P6"><text:s/>پاسخ : </text:p>
      <text:list xml:id="list596133562" text:style-name="L1">
        <text:list-item>
          <text:p text:style-name="P10"><text:span text:style-name="T5">نمایش </text:span><text:span text:style-name="T7">( </text:span><text:span text:style-name="T26">representation</text:span><text:span text:style-name="T7"> ) :</text:span><text:span text:style-name="T5"> <text:s/></text:span><text:span text:style-name="T9">به صورت </text:span><text:span text:style-name="T13">یک وکتور </text:span><text:span text:style-name="T14">به </text:span><text:span text:style-name="T18">اندازه</text:span><text:span text:style-name="T14"> تعداد اعداد ورودی </text:span><text:span text:style-name="T15">( در اینجا ۱۳ </text:span><text:span text:style-name="T18">)</text:span><text:span text:style-name="T15"> و</text:span><text:span text:style-name="T13"> باینری </text:span><text:span text:style-name="T15">به نام N</text:span><text:span text:style-name="T13"> که یک بودن هر خانه به معنای حضور عدد نظیر آن خانه در مجموعه‌ی A است و صفر بودن به معنای حضور عدد نظیر در مجموعه‌ی</text:span><text:span text:style-name="T24">Ā </text:span><text:span text:style-name="T25">است.</text:span></text:p>
        </text:list-item>
        <text:list-item>
          <text:p text:style-name="P13"><text:span text:style-name="T21">تابع هدف : </text:span><text:span text:style-name="T21"><draw:frame draw:style-name="fr1" draw:name="Object2" text:anchor-type="as-char" svg:y="-0.2807in" svg:width="2.5602in" svg:height="0.4492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</text:span><text:span text:style-name="T22">( </text:span><text:span text:style-name="T8">مسئله minimization است. </text:span><text:span text:style-name="T11">)</text:span></text:p>
        </text:list-item>
        <text:list-item>
          <text:p text:style-name="P11"><text:span text:style-name="T5">همسایگی : </text:span><text:span text:style-name="T15">همسایگ</text:span><text:span text:style-name="T17">ی</text:span><draw:frame draw:style-name="fr1" draw:name="Object3" text:anchor-type="as-char" svg:y="-0.1484in" svg:width="0.5327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2"><text:span text:style-name="T6">نقطه آغازین دلخواه :</text:span><text:span text:style-name="T16"> </text:span><text:span text:style-name="T19">[1,1,1,1,1,1,1,1,0,0,0,0,0]</text:span></text:p>
        </text:list-item>
        <text:list-item>
          <text:p text:style-name="P14"><text:span text:style-name="T23">مقدار تابع هدف به ازای نقطه آغازین : </text:span><text:span text:style-name="T20">F = 112</text:span></text:p>
        </text:list-item>
        <text:list-item>
          <text:p text:style-name="P14"><text:span text:style-name="T23">تعداد همسایه‌ها :</text:span><text:span text:style-name="T20"> 13 تا</text:span></text:p>
        </text:list-item>
        <text:list-item>
          <text:p text:style-name="P15">مقدار تابع هدف به ازای سه همسایه :</text:p>
        </text:list-item>
      </text:list>
      <text:p text:style-name="P7"><text:span text:style-name="T19">[1,1,1,1,1,1,1,0,0,0,0,0,0]</text:span><text:span text:style-name="T10"> → <text:s/>F = 216</text:span></text:p>
      <text:p text:style-name="P7"><text:span text:style-name="T19">[1,1,1,1,1,1,1,1,1,0,0,0,0]</text:span><text:span text:style-name="T10"> → <text:s/>F = </text:span><text:span text:style-name="T12">36</text:span></text:p>
      <text:p text:style-name="P7"><text:span text:style-name="T19">[1,1,1,1,1,1,1,1,0,1,0,0,0]</text:span><text:span text:style-name="T10"> → <text:s/>F = 46</text:span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3:41:42.426989934</meta:creation-date>
    <dc:date>2020-10-06T15:36:16.849377424</dc:date>
    <meta:editing-duration>PT29M9S</meta:editing-duration>
    <meta:editing-cycles>13</meta:editing-cycles>
    <meta:generator>LibreOffice/6.4.6.2$Linux_X86_64 LibreOffice_project/40$Build-2</meta:generator>
    <meta:document-statistic meta:table-count="0" meta:image-count="0" meta:object-count="3" meta:page-count="1" meta:paragraph-count="15" meta:word-count="234" meta:character-count="1190" meta:non-whitespace-character-count="951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row>
            <mi>x</mi>
            <mo stretchy="false">∈</mo>
            <mi>A</mi>
          </mrow>
        </munder>
        <mi>x</mi>
      </mrow>
      <mo stretchy="false">=</mo>
      <mrow>
        <munder>
          <mo stretchy="false">∑</mo>
          <mrow>
            <mi>x</mi>
            <mo stretchy="false">∈</mo>
            <mi>Ā</mi>
          </mrow>
        </munder>
        <mi>x</mi>
      </mrow>
    </mrow>
    <annotation encoding="StarMath 5.0">sum from{ x in A } x = sum from{ x in Ā   } x  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o fence="true" stretchy="true">|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13</mn>
              </munderover>
              <mrow>
                <mi>N</mi>
                <mrow>
                  <mrow>
                    <mo fence="true" stretchy="false">[</mo>
                    <mrow>
                      <mi>i</mi>
                    </mrow>
                    <mo fence="true" stretchy="false">]</mo>
                  </mrow>
                  <mo stretchy="false">×</mo>
                  <mi>I</mi>
                </mrow>
                <mrow>
                  <mo fence="true" stretchy="false">[</mo>
                  <mrow>
                    <mi>i</mi>
                  </mrow>
                  <mo fence="true" stretchy="false">]</mo>
                </mrow>
              </mrow>
            </mrow>
            <mo stretchy="false">−</mo>
            <mrow>
              <munderover>
                <mo stretchy="false">∑</mo>
                <mrow>
                  <mi>j</mi>
                  <mo stretchy="false">=</mo>
                  <mn>1</mn>
                </mrow>
                <mn>13</mn>
              </munderover>
              <mrow>
                <mrow>
                  <mo stretchy="false">¬</mo>
                  <mi>N</mi>
                </mrow>
                <mrow>
                  <mrow>
                    <mo fence="true" stretchy="false">[</mo>
                    <mrow>
                      <mi>j</mi>
                    </mrow>
                    <mo fence="true" stretchy="false">]</mo>
                  </mrow>
                  <mo stretchy="false">×</mo>
                  <mi>I</mi>
                </mrow>
                <mrow>
                  <mo fence="true" stretchy="false">[</mo>
                  <mrow>
                    <mi>j</mi>
                  </mrow>
                  <mo fence="true" stretchy="false">]</mo>
                </mrow>
              </mrow>
            </mrow>
          </mrow>
        </mrow>
        <mo fence="true" stretchy="true">|</mo>
      </mrow>
    </mrow>
    <annotation encoding="StarMath 5.0">F = abs {sum from{i=1} to{13} {N[i] times I[i]} - sum from{j=1} to{13} {neg N[j] times I[j]}} </annotation>
  </semantics>
</math>
</file>

<file path=Object 3/content.xml><?xml version="1.0" encoding="utf-8"?>
<math xmlns="http://www.w3.org/1998/Math/MathML" display="block">
  <semantics>
    <mrow>
      <mn>1</mn>
      <mo stretchy="false">−</mo>
      <mi mathvariant="italic">flip</mi>
    </mrow>
    <annotation encoding="StarMath 5.0">1- flip</annotation>
  </semantics>
</math>
</file>